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055c0"/>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055c0" officeooo:paragraph-rsid="001055c0"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055c0" officeooo:paragraph-rsid="001055c0"/>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055c0" officeooo:paragraph-rsid="001055c0"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055c0"/>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055c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7.01 Javas Math Class</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Calculates the x and y coordinates of the points on a circle</text:p>
        <text:p text:style-name="P9"><text:s/>*</text:p>
        <text:p text:style-name="P9"><text:s/>* @author Josiah Kowalski</text:p>
        <text:p text:style-name="P9"><text:s/>* @version 1/2/19</text:p>
        <text:p text:style-name="P9"><text:s/>*/</text:p>
        <text:p text:style-name="P9"/>
        <text:p text:style-name="P9">import java.io.File</text:p>
        <text:p text:style-name="P9">import java.io.IOException</text:p>
        <text:p text:style-name="P9">import java.io.PrintWriter</text:p>
        <text:p text:style-name="P9">public class PointsOnACircleV1 </text:p>
        <text:p text:style-name="P9"/>
        <text:p text:style-name="P9"><text:s text:c="4"/>public static void main(String[] args)throws IOException</text:p>
        <text:p text:style-name="P9"><text:s text:c="4"/></text:p>
        <text:p text:style-name="P9"/>
        <text:p text:style-name="P9"><text:s text:c="8"/>// local variables</text:p>
        <text:p text:style-name="P9"><text:s text:c="8"/>double radius = 1.0</text:p>
        <text:p text:style-name="P9"><text:s text:c="8"/>double i = 0.1 <text:s text:c="2"/>// increment</text:p>
        <text:p text:style-name="P9"><text:s text:c="8"/>double x1 = 0.0</text:p>
        <text:p text:style-name="P9"><text:s text:c="8"/>double y1 = 0.0</text:p>
        <text:p text:style-name="P9"><text:s text:c="8"/>double y2 = 0.0</text:p>
        <text:p text:style-name="P9"><text:s text:c="8"/>PrintWriter outFile = new PrintWriter(new File("PointsOnACircle.txt"))</text:p>
        <text:p text:style-name="P9"><text:soft-page-break/></text:p>
        <text:p text:style-name="P9"><text:s text:c="8"/>// table heading</text:p>
        <text:p text:style-name="P9"><text:s text:c="8"/>System.out.println("\tPoints on a Circle of Radius " + radius)</text:p>
        <text:p text:style-name="P9"><text:s text:c="8"/>System.out.printf("%6s%8s%13s%8s%n", "x1", "y1", "x1", "y2")</text:p>
        <text:p text:style-name="P9"><text:s text:c="8"/>System.out.println(" -------------------------------------")</text:p>
        <text:p text:style-name="P9"/>
        <text:p text:style-name="P9"><text:s text:c="8"/>// table heading for text file</text:p>
        <text:p text:style-name="P9"><text:s text:c="8"/>outFile.println("\tPoints on a Circle of Radius " + radius)</text:p>
        <text:p text:style-name="P9"><text:s text:c="8"/>outFile.printf("%6s%8s%13s%8s%n", "x1", "y1", "x1", "y2")</text:p>
        <text:p text:style-name="P9"><text:s text:c="8"/>outFile.println(" -------------------------------------")</text:p>
        <text:p text:style-name="P9"/>
        <text:p text:style-name="P9"><text:s text:c="8"/>// processing loop to find and print coordinates</text:p>
        <text:p text:style-name="P9"><text:s text:c="8"/>for (x1 = 1.00 x1 &gt;= -1.00 x1 -= i) </text:p>
        <text:p text:style-name="P9"><text:s text:c="8"/></text:p>
        <text:p text:style-name="P9"><text:s text:c="12"/>y1 = Math.sqrt(Math.pow(radius, 2) - Math.pow(x1, 2))</text:p>
        <text:p text:style-name="P9"><text:s text:c="12"/>y2 = 0 - Math.abs(y1)</text:p>
        <text:p text:style-name="P9"><text:s text:c="12"/>System.out.printf("%7.2f%8.2f%13.2f%8.2f%n", x1, y1, x1, y2)</text:p>
        <text:p text:style-name="P9"><text:s text:c="12"/>outFile.printf("%7.2f%8.2f%13.2f%8.2f%n", x1, y1, x1, y2) // print to text file</text:p>
        <text:p text:style-name="P9"><text:s text:c="8"/></text:p>
        <text:p text:style-name="P9"><text:s text:c="8"/>outFile.close()</text:p>
        <text:p text:style-name="P9"><text:s text:c="4"/></text:p>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text:soft-page-break/></text:p>
        <text:p text:style-name="P8"><text:span text:style-name="T2">Insert a copy of your code from the IDE here:</text:span></text:p>
        <text:p text:style-name="P3">/**</text:p>
        <text:p text:style-name="P3"><text:s/>* Calculates the x and y coordinates of the points on a circle</text:p>
        <text:p text:style-name="P3"><text:s/>*</text:p>
        <text:p text:style-name="P3"><text:s/>* @author Josiah Kowalski</text:p>
        <text:p text:style-name="P3"><text:s/>* @version 1/2/19</text:p>
        <text:p text:style-name="P3"><text:s/>*/</text:p>
        <text:p text:style-name="P3"/>
        <text:p text:style-name="P3">import java.io.File;</text:p>
        <text:p text:style-name="P3">import java.io.IOException;</text:p>
        <text:p text:style-name="P3">import java.io.PrintWriter;</text:p>
        <text:p text:style-name="P3">public class PointsOnACircleV1 </text:p>
        <text:p text:style-name="P3">{</text:p>
        <text:p text:style-name="P3"><text:s text:c="4"/>public static void main(String[] args)throws IOException</text:p>
        <text:p text:style-name="P3"><text:s text:c="4"/>{</text:p>
        <text:p text:style-name="P3"/>
        <text:p text:style-name="P3"><text:s text:c="8"/>// local variables</text:p>
        <text:p text:style-name="P3"><text:s text:c="8"/>double radius = 1.0;</text:p>
        <text:p text:style-name="P3"><text:s text:c="8"/>double i = 0.1; <text:s text:c="2"/>// increment</text:p>
        <text:p text:style-name="P3"><text:s text:c="8"/>double x1 = 0.0;</text:p>
        <text:p text:style-name="P3"><text:s text:c="8"/>double y1 = 0.0;</text:p>
        <text:p text:style-name="P3"><text:s text:c="8"/>double y2 = 0.0;</text:p>
        <text:p text:style-name="P3"><text:s text:c="8"/>PrintWriter outFile = new PrintWriter(new File("PointsOnACircle.txt"));</text:p>
        <text:p text:style-name="P3"/>
        <text:p text:style-name="P3"><text:s text:c="8"/>// table heading</text:p>
        <text:p text:style-name="P3"><text:s text:c="8"/>System.out.println("\tPoints on a Circle of Radius " + radius);</text:p>
        <text:p text:style-name="P3"><text:s text:c="8"/>System.out.printf("%6s%8s%13s%8s%n", "x1", "y1", "x1", "y2");</text:p>
        <text:p text:style-name="P3"><text:s text:c="8"/>System.out.println(" -------------------------------------");</text:p>
        <text:p text:style-name="P3"/>
        <text:p text:style-name="P3"><text:s text:c="8"/>// table heading for text file</text:p>
        <text:p text:style-name="P3"><text:s text:c="8"/>outFile.println("\tPoints on a Circle of Radius " + radius);</text:p>
        <text:p text:style-name="P3"><text:s text:c="8"/>outFile.printf("%6s%8s%13s%8s%n", "x1", "y1", "x1", "y2");</text:p>
        <text:p text:style-name="P3"><text:s text:c="8"/>outFile.println(" -------------------------------------");</text:p>
        <text:p text:style-name="P3"/>
        <text:p text:style-name="P3"><text:soft-page-break/><text:s text:c="8"/>// processing loop to find and print coordinates</text:p>
        <text:p text:style-name="P3"><text:s text:c="8"/>for (x1 = 1.00; x1 &gt;= -1.00; x1 -= i) </text:p>
        <text:p text:style-name="P3"><text:s text:c="8"/>{</text:p>
        <text:p text:style-name="P3"><text:s text:c="12"/>y1 = Math.sqrt(Math.pow(radius, 2) - Math.pow(x1, 2));</text:p>
        <text:p text:style-name="P3"><text:s text:c="12"/>y2 = 0 - Math.abs(y1);</text:p>
        <text:p text:style-name="P3"><text:s text:c="12"/>System.out.printf("%7.2f%8.2f%13.2f%8.2f%n", x1, y1, x1, y2);</text:p>
        <text:p text:style-name="P3"><text:s text:c="12"/>outFile.printf("%7.2f%8.2f%13.2f%8.2f%n", x1, y1, x1, y2); // print to text file</text:p>
        <text:p text:style-name="P3"><text:s text:c="8"/>}</text:p>
        <text:p text:style-name="P3"><text:s text:c="8"/>outFile.close();</text:p>
        <text:p text:style-name="P3"><text:s text:c="4"/>}</text:p>
        <text:p text:style-name="P3">}</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find the points on a circle.</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ful as a calculator to find the points on a circle.</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not including the IOException method and it failing.</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use more Math method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2T14:37:06.545563707</dc:date>
    <meta:editing-cycles>9</meta:editing-cycles>
    <meta:editing-duration>PT4M28S</meta:editing-duration>
    <meta:document-statistic meta:table-count="1" meta:image-count="0" meta:object-count="0" meta:page-count="4" meta:paragraph-count="95" meta:word-count="543" meta:character-count="4052" meta:non-whitespace-character-count="3114"/>
    <meta:generator>LibreOffice/5.2.7.2$Linux_AARCH64 LibreOffice_project/20m0$Build-2</meta:generator>
    <meta:user-defined meta:name="Company">FLVS</meta:user-defined>
    <meta:user-defined meta:name="Operator">JOSIAH KOWALSKI</meta:user-defined>
  </office:meta>
</office:document-meta>
</file>